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cm" draw:marker-start-width="0.2cm" draw:marker-end="Small_20_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18pt" style:font-size-complex="18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xml:id="id6" draw:id="id6" draw:layer="layout" svg:width="4cm" svg:height="0.5cm" svg:x="3.099cm" svg:y="9.38cm">
          <text:p text:style-name="P1"><text:span text:style-name="T1">Render queu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499cm" svg:y1="5.73cm" svg:x2="4.999cm" svg:y2="4.58cm" draw:start-shape="id1" draw:start-glue-point="3" draw:end-shape="id2" draw:end-glue-point="2" svg:d="M6499 5730h-1500v-1150" svg:viewBox="0 0 1501 1151">
          <text:p/>
        </draw:connector>
        <draw:connector draw:style-name="gr2" draw:text-style-name="P2" draw:layer="layout" svg:x1="10.499cm" svg:y1="5.73cm" svg:x2="11.999cm" svg:y2="4.58cm" draw:start-shape="id1" draw:start-glue-point="1" draw:end-shape="id3" draw:end-glue-point="2" svg:d="M10499 5730h1500v-1150" svg:viewBox="0 0 1501 1151">
          <text:p/>
        </draw:connector>
        <draw:connector draw:style-name="gr2" draw:text-style-name="P2" draw:layer="layout" svg:x1="13.999cm" svg:y1="7.93cm" svg:x2="13.999cm" svg:y2="4.33cm" draw:start-shape="id4" draw:start-glue-point="1" draw:end-shape="id3" draw:end-glue-point="1" svg:d="M13999 7930h501v-3600h-501" svg:viewBox="0 0 502 3601">
          <text:p/>
        </draw:connector>
        <draw:connector draw:style-name="gr2" draw:text-style-name="P2" draw:layer="layout" svg:x1="2.999cm" svg:y1="4.33cm" svg:x2="3.099cm" svg:y2="7.53cm" draw:start-shape="id2" draw:start-glue-point="3" draw:end-shape="id5" draw:end-glue-point="3" svg:d="M2999 4330h-501v3200h601" svg:viewBox="0 0 602 3201">
          <text:p/>
        </draw:connector>
        <draw:custom-shape draw:style-name="gr1" draw:text-style-name="P1" xml:id="id2" draw:id="id2" draw:layer="layout" svg:width="4cm" svg:height="0.5cm" svg:x="2.999cm" svg:y="4.08cm">
          <text:p text:style-name="P1"><text:span text:style-name="T1">Render targ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0.5cm" svg:x="9.999cm" svg:y="4.08cm">
          <text:p text:style-name="P1"><text:span text:style-name="T1">Scen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cm" svg:height="0.5cm" svg:x="6.499cm" svg:y="5.48cm">
          <text:p text:style-name="P1"><text:span text:style-name="T1">C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cm" svg:height="0.5cm" svg:x="9.999cm" svg:y="7.68cm">
          <text:p text:style-name="P1"><text:span text:style-name="T1">Scene up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cm" svg:height="0.5cm" svg:x="3.099cm" svg:y="7.28cm">
          <text:p text:style-name="P1"><text:span text:style-name="T1">Render fronte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cm" svg:height="0.5cm" svg:x="3.099cm" svg:y="11.18cm">
          <text:p text:style-name="P1"><text:span text:style-name="T1">Render backend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099cm" svg:y1="7.78cm" svg:x2="5.099cm" svg:y2="9.38cm" draw:start-shape="id5" draw:start-glue-point="2" draw:end-shape="id6" draw:end-glue-point="0" svg:d="M5099 7780v1600" svg:viewBox="0 0 1 1601">
          <text:p/>
        </draw:connector>
        <draw:connector draw:style-name="gr4" draw:text-style-name="P3" draw:layer="layout" svg:x1="5.099cm" svg:y1="9.88cm" svg:x2="5.099cm" svg:y2="11.18cm" draw:start-shape="id6" draw:start-glue-point="2" draw:end-shape="id7" draw:end-glue-point="0" svg:d="M5099 9880v1300" svg:viewBox="0 0 1 1301">
          <text:p/>
        </draw:connector>
        <draw:custom-shape draw:style-name="gr1" draw:text-style-name="P1" xml:id="id8" draw:id="id8" draw:layer="layout" svg:width="4cm" svg:height="0.5cm" svg:x="15.6cm" svg:y="6.88cm">
          <text:p text:style-name="P1"><text:span text:style-name="T1">Scene recv from serv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5.6cm" svg:y1="7.13cm" svg:x2="11.999cm" svg:y2="7.68cm" draw:start-shape="id8" draw:start-glue-point="3" draw:end-shape="id4" draw:end-glue-point="0" svg:d="M15600 7130h-3601v550" svg:viewBox="0 0 3602 551">
          <text:p/>
        </draw:connector>
        <draw:custom-shape draw:style-name="gr1" draw:text-style-name="P1" xml:id="id9" draw:id="id9" draw:layer="layout" svg:width="4cm" svg:height="0.5cm" svg:x="3cm" svg:y="2.98cm">
          <text:p text:style-name="P1"><text:span text:style-name="T1">Frame buff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0.299cm" svg:x1="3.099cm" svg:y1="11.43cm" svg:x2="3cm" svg:y2="3.23cm" draw:start-shape="id7" draw:end-shape="id9" draw:end-glue-point="3" svg:d="M3099 11430h-899v-8200h800" svg:viewBox="0 0 900 8201">
          <text:p/>
        </draw:connector>
        <draw:connector draw:style-name="gr2" draw:text-style-name="P3" draw:layer="layout" svg:x1="4.999cm" svg:y1="4.08cm" svg:x2="5cm" svg:y2="3.48cm" draw:start-shape="id2" draw:start-glue-point="0" draw:end-shape="id9" draw:end-glue-point="2" svg:d="M4999 4080v-300h1v-300" svg:viewBox="0 0 2 601">
          <text:p/>
        </draw:connector>
        <draw:custom-shape draw:style-name="gr1" draw:text-style-name="P1" xml:id="id10" draw:id="id10" draw:layer="layout" svg:width="4cm" svg:height="0.5cm" svg:x="15.6cm" svg:y="8.48cm">
          <text:p text:style-name="P1"><text:span text:style-name="T1">Scene send to serv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999cm" svg:y1="8.18cm" svg:x2="15.6cm" svg:y2="8.73cm" draw:start-shape="id4" draw:start-glue-point="2" draw:end-shape="id10" svg:d="M11999 8180v550h3601" svg:viewBox="0 0 3602 551">
          <text:p/>
        </draw:connector>
        <draw:custom-shape draw:style-name="gr1" draw:text-style-name="P1" xml:id="id11" draw:id="id11" draw:layer="layout" svg:width="4cm" svg:height="0.5cm" svg:x="10cm" svg:y="3.18cm">
          <text:p text:style-name="P1"><text:span text:style-name="T1">GUI Scen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cm" svg:y1="3.68cm" svg:x2="11.999cm" svg:y2="4.08cm" draw:start-shape="id11" draw:start-glue-point="2" draw:end-shape="id3" draw:end-glue-point="0" svg:d="M12000 3680v200h-1v200" svg:viewBox="0 0 2 401">
          <text:p/>
        </draw:connector>
        <draw:custom-shape draw:style-name="gr1" draw:text-style-name="P1" xml:id="id12" draw:id="id12" draw:layer="layout" svg:width="4cm" svg:height="0.5cm" svg:x="15.5cm" svg:y="3.18cm">
          <text:p text:style-name="P1"><text:span text:style-name="T1">GUI control wrapp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cm" svg:y1="3.43cm" svg:x2="15.5cm" svg:y2="3.43cm" draw:start-shape="id11" draw:start-glue-point="1" draw:end-shape="id12" svg:d="M14000 3430h1500" svg:viewBox="0 0 1501 1">
          <text:p/>
        </draw:connector>
        <draw:custom-shape draw:style-name="gr1" draw:text-style-name="P1" xml:id="id13" draw:id="id13" draw:layer="layout" svg:width="4cm" svg:height="0.5cm" svg:x="7.9cm" svg:y="1.38cm">
          <text:p text:style-name="P1"><text:span text:style-name="T1">Render wind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cm" svg:height="0.5cm" svg:x="3cm" svg:y="1.38cm">
          <text:p text:style-name="P1"><text:span text:style-name="T1">Render to textur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cm" svg:y1="2.98cm" svg:x2="9.9cm" svg:y2="1.88cm" draw:start-shape="id9" draw:start-glue-point="0" draw:end-shape="id13" draw:end-glue-point="2" svg:d="M5000 2980v-550h4900v-550" svg:viewBox="0 0 4901 1101">
          <text:p/>
        </draw:connector>
        <draw:connector draw:style-name="gr3" draw:text-style-name="P3" draw:layer="layout" svg:x1="5cm" svg:y1="2.98cm" svg:x2="5cm" svg:y2="1.88cm" draw:start-shape="id9" draw:start-glue-point="0" draw:end-shape="id14" draw:end-glue-point="2" svg:d="M5000 2980v-1100" svg:viewBox="0 0 1 1101">
          <text:p/>
        </draw:connector>
        <draw:custom-shape draw:style-name="gr1" draw:text-style-name="P1" xml:id="id15" draw:id="id15" draw:layer="layout" svg:width="4cm" svg:height="0.5cm" svg:x="15.6cm" svg:y="6cm">
          <text:p text:style-name="P1"><text:span text:style-name="T1">Dinamics updat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5.6cm" svg:y1="6.25cm" svg:x2="11.999cm" svg:y2="7.68cm" draw:start-shape="id15" draw:start-glue-point="3" draw:end-shape="id4" draw:end-glue-point="0" svg:d="M15600 6250h-3601v1430" svg:viewBox="0 0 3602 14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uk" fo:country="U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17:09:36.029015517</meta:creation-date>
    <dc:date>2014-09-25T18:08:02.412681941</dc:date>
    <meta:editing-duration>PT12M4S</meta:editing-duration>
    <meta:editing-cycles>1</meta:editing-cycles>
    <meta:document-statistic meta:object-count="30"/>
    <meta:generator>LibreOffice/4.2.6.3$Linux_X86_64 LibreOffice_project/420m0$Build-3</meta:generator>
  </office:meta>
</office:document-meta>
</file>